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67.95mm" svg:height="104.92mm" svg:x="55.07mm" svg:y="0.26mm">
            <loext:p draw:notify-on-update-of-ranges="Arkusz1.A1:Arkusz1.A1 Arkusz1.A2:Arkusz1.A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row table:style-name="ro1">
          <table:table-cell table:style-name="Default" office:value-type="string" calcext:value-type="string">
            <text:p>Ilość wody</text:p>
          </table:table-cell>
        </table:table-row>
        <table:table-row table:style-name="ro1"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formula="of:=[.A2]-[.A2]*0.33" office:value-type="percentage" office:value="0.67" calcext:value-type="percentage">
            <text:p>67,00%</text:p>
          </table:table-cell>
        </table:table-row>
        <table:table-row table:style-name="ro1">
          <table:table-cell table:formula="of:=[.A3]-[.A3]*0.33" office:value-type="percentage" office:value="0.4489" calcext:value-type="percentage">
            <text:p>44,89%</text:p>
          </table:table-cell>
        </table:table-row>
        <table:table-row table:style-name="ro1">
          <table:table-cell table:formula="of:=[.A4]-[.A4]*0.33" office:value-type="percentage" office:value="0.300763" calcext:value-type="percentage">
            <text:p>30,08%</text:p>
          </table:table-cell>
        </table:table-row>
        <table:table-row table:style-name="ro1">
          <table:table-cell table:formula="of:=[.A5]-[.A5]*0.33" office:value-type="percentage" office:value="0.20151121" calcext:value-type="percentage">
            <text:p>20,15%</text:p>
          </table:table-cell>
        </table:table-row>
        <table:table-row table:style-name="ro1">
          <table:table-cell table:formula="of:=[.A6]-[.A6]*0.33" office:value-type="percentage" office:value="0.1350125107" calcext:value-type="percentage">
            <text:p>13,50%</text:p>
          </table:table-cell>
        </table:table-row>
        <table:table-row table:style-name="ro1">
          <table:table-cell table:formula="of:=[.A7]-[.A7]*0.33" office:value-type="percentage" office:value="0.090458382169" calcext:value-type="percentage">
            <text:p>9,05%</text:p>
          </table:table-cell>
        </table:table-row>
        <table:table-row table:style-name="ro1">
          <table:table-cell table:formula="of:=[.A8]-[.A8]*0.33" office:value-type="percentage" office:value="0.06060711605323" calcext:value-type="percentage">
            <text:p>6,06%</text:p>
          </table:table-cell>
        </table:table-row>
        <table:table-row table:style-name="ro1">
          <table:table-cell table:formula="of:=[.A9]-[.A9]*0.33" office:value-type="percentage" office:value="0.0406067677556641" calcext:value-type="percentage">
            <text:p>4,06%</text:p>
          </table:table-cell>
        </table:table-row>
        <table:table-row table:style-name="ro1">
          <table:table-cell table:formula="of:=[.A10]-[.A10]*0.33" office:value-type="percentage" office:value="0.0272065343962949" calcext:value-type="percentage">
            <text:p>2,72%</text:p>
          </table:table-cell>
        </table:table-row>
        <table:table-row table:style-name="ro1" table:number-rows-repeated="1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12:43.747352032</meta:creation-date>
    <meta:generator>LibreOffice/5.2.6.2$Linux_X86_64 LibreOffice_project/20m0$Build-2</meta:generator>
    <dc:date>2017-05-17T12:15:10.801205551</dc:date>
    <meta:editing-duration>PT2M27S</meta:editing-duration>
    <meta:editing-cycles>1</meta:editing-cycles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96cm" svg:height="10.493cm" xlink:href=".." xlink:type="simple" chart:class="chart:bar" chart:style-name="ch1">
        <chart:legend chart:legend-position="end" svg:x="14.401cm" svg:y="4.947cm" style:legend-expansion="high" chart:style-name="ch2"/>
        <chart:plot-area chart:style-name="ch3" table:cell-range-address="Arkusz1.A1:Arkusz1.A11" chart:data-source-has-labels="row" svg:x="0.335cm" svg:y="0.209cm" svg:width="13.731cm" svg:height="10.075cm">
          <chartooo:coordinate-region svg:x="1.935cm" svg:y="0.409cm" svg:width="12.131cm" svg:height="9.2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2:Arkusz1.A11" chart:label-cell-address="Arkusz1.A1:Arkusz1.A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wody</text:p>
                <draw:g>
                  <svg:desc>Arkusz1.A1:Arkusz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A2:Arkusz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9">
                <text:p>0.4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0763">
                <text:p>0.300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151121">
                <text:p>0.2015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0125107">
                <text:p>0.135012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458382169">
                <text:p>0.09045838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60711605323">
                <text:p>0.06060711605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6067677556641">
                <text:p>0.0406067677556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2065343962949">
                <text:p>0.0272065343962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